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494cm" fo:margin-bottom="0.494cm" fo:line-height="100%"/>
    </style:style>
    <style:style style:name="P3"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 style:family="paragraph" style:parent-style-name="Standard" style:list-style-name="WWNum2">
      <style:paragraph-properties fo:margin-left="1.27cm" fo:margin-right="0cm" fo:margin-top="0cm" fo:margin-bottom="0cm" fo:line-height="100%" fo:text-indent="-0.635cm" style:auto-text-indent="false"/>
    </style:style>
    <style:style style:name="P5" style:family="paragraph" style:parent-style-name="Standard" style:list-style-name="WWNum4">
      <style:paragraph-properties fo:margin-left="1.27cm" fo:margin-right="0cm" fo:margin-top="0cm" fo:margin-bottom="0cm" fo:line-height="100%" fo:text-indent="-0.635cm" style:auto-text-indent="false"/>
    </style:style>
    <style:style style:name="P6" style:family="paragraph" style:parent-style-name="Standard" style:list-style-name="WWNum2">
      <style:paragraph-properties fo:margin-left="1.27cm" fo:margin-right="0cm" fo:margin-top="0.494cm" fo:margin-bottom="0cm" fo:line-height="100%" fo:text-indent="-0.635cm" style:auto-text-indent="false"/>
    </style:style>
    <style:style style:name="P7" style:family="paragraph" style:parent-style-name="Standard" style:list-style-name="WWNum4">
      <style:paragraph-properties fo:margin-left="1.27cm" fo:margin-right="0cm" fo:margin-top="0.494cm" fo:margin-bottom="0cm" fo:line-height="100%" fo:text-indent="-0.635cm" style:auto-text-indent="false"/>
    </style:style>
    <style:style style:name="P8" style:family="paragraph" style:parent-style-name="Standard" style:list-style-name="WWNum2">
      <style:paragraph-properties fo:margin-left="1.27cm" fo:margin-right="0cm" fo:margin-top="0cm" fo:margin-bottom="0.494cm" fo:line-height="100%" fo:text-indent="-0.635cm" style:auto-text-indent="false"/>
    </style:style>
    <style:style style:name="P9" style:family="paragraph" style:parent-style-name="Standard" style:list-style-name="WWNum4">
      <style:paragraph-properties fo:margin-left="1.27cm" fo:margin-right="0cm" fo:margin-top="0cm" fo:margin-bottom="0.494cm" fo:line-height="100%" fo:text-indent="-0.635cm" style:auto-text-indent="false"/>
    </style:style>
    <style:style style:name="P10" style:family="paragraph" style:parent-style-name="Standard" style:list-style-name="WWNum4">
      <style:paragraph-properties fo:margin-left="2.54cm" fo:margin-right="0cm" fo:margin-top="0cm" fo:margin-bottom="0cm" fo:line-height="100%" fo:text-indent="-0.635cm" style:auto-text-indent="false"/>
    </style:style>
    <style:style style:name="P11" style:family="paragraph" style:parent-style-name="Standard" style:list-style-name="WWNum3">
      <style:paragraph-properties fo:margin-left="2.54cm" fo:margin-right="0cm" fo:margin-top="0.494cm" fo:margin-bottom="0cm" fo:line-height="100%" fo:text-indent="-0.635cm" style:auto-text-indent="false"/>
    </style:style>
    <style:style style:name="P12" style:family="paragraph" style:parent-style-name="Standard" style:list-style-name="WWNum1">
      <style:paragraph-properties fo:margin-left="2.54cm" fo:margin-right="0cm" fo:margin-top="0.494cm" fo:margin-bottom="0cm" fo:line-height="100%" fo:text-indent="-0.635cm" style:auto-text-indent="false"/>
    </style:style>
    <style:style style:name="P13" style:family="paragraph" style:parent-style-name="Standard" style:list-style-name="WWNum3">
      <style:paragraph-properties fo:margin-left="2.54cm" fo:margin-right="0cm" fo:margin-top="0cm" fo:margin-bottom="0.494cm" fo:line-height="100%" fo:text-indent="-0.635cm" style:auto-text-indent="false"/>
    </style:style>
    <style:style style:name="P14" style:family="paragraph" style:parent-style-name="Standard" style:list-style-name="WWNum1">
      <style:paragraph-properties fo:margin-left="2.54cm" fo:margin-right="0cm" fo:margin-top="0cm" fo:margin-bottom="0.494cm" fo:line-height="100%" fo:text-indent="-0.635cm" style:auto-text-indent="false"/>
    </style:style>
    <style:style style:name="P15"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Courier New" fo:font-size="10pt" style:font-name-asian="Courier New2" style:font-size-asian="10pt" style:font-name-complex="Courier New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Exercice JAVASCRIPT 3 les boucles</text:span></text:p>
      <text:p text:style-name="P1"/>
      <text:p text:style-name="P2"><text:span text:style-name="T3">Algorithme à implémenter</text:span></text:p>
      <text:p text:style-name="P2"><text:span text:style-name="T2">À implémenter étape par étape:</text:span></text:p>
      <text:list xml:id="list4892102432737301952" text:style-name="WWNum2">
        <text:list-item>
          <text:p text:style-name="P6"><text:span text:style-name="T2">Écrire un programme qui affiche les nombres de </text:span><text:span text:style-name="T4">1</text:span><text:span text:style-name="T2"> à </text:span><text:span text:style-name="T4">199</text:span><text:span text:style-name="T2"> (compris) dans la console.</text:span></text:p>
        </text:list-item>
        <text:list-item>
          <text:p text:style-name="P4"><text:span text:style-name="T2">Pour les multiples de </text:span><text:span text:style-name="T4">3</text:span><text:span text:style-name="T2">, afficher </text:span><text:span text:style-name="T4">Fizz</text:span><text:span text:style-name="T2"> au lieu du nombre.</text:span></text:p>
        </text:list-item>
        <text:list-item>
          <text:p text:style-name="P4"><text:span text:style-name="T2">Pour les multiples de </text:span><text:span text:style-name="T4">5</text:span><text:span text:style-name="T2">, afficher </text:span><text:span text:style-name="T4">Buzz</text:span><text:span text:style-name="T2"> au lieu du nombre.</text:span></text:p>
        </text:list-item>
        <text:list-item>
          <text:p text:style-name="P8"><text:span text:style-name="T2">Pour les nombres multiples de </text:span><text:span text:style-name="T4">3</text:span><text:span text:style-name="T2"> et </text:span><text:span text:style-name="T4">5</text:span><text:span text:style-name="T2">, afficher uniquement </text:span><text:span text:style-name="T4">FizzBuzz</text:span><text:span text:style-name="T2">.</text:span></text:p>
        </text:list-item>
      </text:list>
      <text:p text:style-name="P2"><text:span text:style-name="T2">Pour ne pas s’embrouiller, il est recommandé de:</text:span></text:p>
      <text:list xml:id="list6242668356040164682" text:style-name="WWNum3">
        <text:list-item>
          <text:p text:style-name="P11"><text:span text:style-name="T2">commencer par écrire la logique d’une seule itération, avant de la faire se répéter à l’aide d’une boucle;</text:span></text:p>
        </text:list-item>
        <text:list-item>
          <text:p text:style-name="P13"><text:span text:style-name="T2">écrire sous forme de pseudo-code (en langue française), avant de l’implémenter en JavaScript.</text:span></text:p>
        </text:list-item>
      </text:list>
      <text:p text:style-name="P2"><text:span text:style-name="T3">Trace d’exécution de l’algorithme</text:span></text:p>
      <text:p text:style-name="P2"><text:span text:style-name="T2">On devrait obtenir les lignes suivantes dans la console :</text:span></text:p>
      <text:p text:style-name="P3"><text:span text:style-name="T2">1</text:span></text:p>
      <text:p text:style-name="P3"><text:span text:style-name="T2">2</text:span></text:p>
      <text:p text:style-name="P3"><text:span text:style-name="T2">Fizz</text:span></text:p>
      <text:p text:style-name="P3"><text:span text:style-name="T2">4</text:span></text:p>
      <text:p text:style-name="P3"><text:span text:style-name="T2">Buzz</text:span></text:p>
      <text:p text:style-name="P3"><text:span text:style-name="T2">Fizz</text:span></text:p>
      <text:p text:style-name="P3"><text:span text:style-name="T2">7</text:span></text:p>
      <text:p text:style-name="P3"><text:span text:style-name="T2">8</text:span></text:p>
      <text:p text:style-name="P3"><text:span text:style-name="T2">Fizz</text:span></text:p>
      <text:p text:style-name="P3"><text:span text:style-name="T2">Buzz</text:span></text:p>
      <text:p text:style-name="P3"><text:span text:style-name="T2">11</text:span></text:p>
      <text:p text:style-name="P3"><text:span text:style-name="T2">Fizz</text:span></text:p>
      <text:p text:style-name="P3"><text:span text:style-name="T2">13</text:span></text:p>
      <text:p text:style-name="P3"><text:span text:style-name="T2">14</text:span></text:p>
      <text:p text:style-name="P3"><text:span text:style-name="T2">FizzBuzz</text:span></text:p>
      <text:p text:style-name="P2"><text:span text:style-name="T2">… et ainsi de suite, jusqu’à 199.</text:span></text:p>
      <text:p text:style-name="P2"><text:span text:style-name="T3">Comment savoir si un nombre est multiple d’un autre ?</text:span></text:p>
      <text:p text:style-name="P2"><text:span text:style-name="T2">Pour savoir si un nombre est multiple de 3 et/ou de 5, nous allons utiliser deux fonctions fournies ci-dessous :</text:span></text:p>
      <text:p text:style-name="P3"><text:span text:style-name="T2">function estMultipleDeTrois(nombre) {</text:span></text:p>
      <text:p text:style-name="P3"><text:span text:style-name="T2"><text:s text:c="2"/>return nombre % 3 === 0;</text:span></text:p>
      <text:p text:style-name="P3"><text:span text:style-name="T2">}</text:span></text:p>
      <text:p text:style-name="P3"><text:soft-page-break/><text:span text:style-name="T2">function estMultipleDeCinq(nombre) {</text:span></text:p>
      <text:p text:style-name="P3"><text:span text:style-name="T2"><text:s text:c="2"/>return nombre % 5 === 0;</text:span></text:p>
      <text:p text:style-name="P3"><text:span text:style-name="T2">}</text:span></text:p>
      <text:p text:style-name="P2"><text:span text:style-name="T2">Après avoir copié-collé la définition de ces deux fonctions dans la console JavaScript, vous pouvez les utiliser de la manière suivante :</text:span></text:p>
      <text:p text:style-name="P3"><text:span text:style-name="T2">estMultipleDeTrois(2); // =&gt; retourne false, car 2 n'est pas multiple de 3</text:span></text:p>
      <text:p text:style-name="P3"><text:span text:style-name="T2">estMultipleDeTrois(6); // =&gt; retourne true, car 6 est un multiple de 3</text:span></text:p>
      <text:p text:style-name="P3"><text:span text:style-name="T2">estMultipleDeCinq(6); // =&gt; retourne false, car 6 n'est pas un multiple de 5</text:span></text:p>
      <text:p text:style-name="P3"><text:span text:style-name="T2">estMultipleDeCinq(15); // =&gt; retourne true, car 15 est un multiple de 5</text:span></text:p>
      <text:p text:style-name="P2"><text:span text:style-name="T2">Vous pouvez alors appeler ces fonctions dans les parenthèses de vos conditions if, car, comme une expression de comparaison de valeurs, un appel de fonction retourne une valeur qui est vraie (true) ou fausse (false).</text:span></text:p>
      <text:p text:style-name="P2"><text:span text:style-name="T2">Exemple :</text:span></text:p>
      <text:p text:style-name="P3"><text:span text:style-name="T2">var monNombre = 5; // valeur fournie en guise d'exemple</text:span></text:p>
      <text:p text:style-name="P3"><text:span text:style-name="T2">if (estMultipleDeCinq(monNombre)) {</text:span></text:p>
      <text:p text:style-name="P3"><text:span text:style-name="T2"><text:s text:c="2"/>console.log('monNombre est multiple de 5');</text:span></text:p>
      <text:p text:style-name="P3"><text:span text:style-name="T2">} else {</text:span></text:p>
      <text:p text:style-name="P3"><text:span text:style-name="T2"><text:s text:c="2"/>console.log('monNombre n\'est pas multiple de 5');</text:span></text:p>
      <text:p text:style-name="P3"><text:span text:style-name="T2">}</text:span></text:p>
      <text:p text:style-name="P1"/>
      <text:p text:style-name="Standard"><text:span text:style-name="T2">Pour les plus téméraire voici un exercice supplémentaire :</text:span></text:p>
      <text:p text:style-name="P2"><text:span text:style-name="T3">Fonctionnement du jeu à implémenter</text:span></text:p>
      <text:list xml:id="list7227536159424832026" text:style-name="WWNum4">
        <text:list-item>
          <text:p text:style-name="P7"><text:span text:style-name="T2">En début de partie, l’ordinateur va choisir un nombre aléatoire entre 0 et 100.</text:span></text:p>
        </text:list-item>
        <text:list-item>
          <text:p text:style-name="P5"><text:span text:style-name="T2">Le joueur a droit à 10 tentatives pour deviner ce nombre.</text:span></text:p>
        </text:list-item>
        <text:list-item>
          <text:p text:style-name="P5"><text:span text:style-name="T2">À chaque tentative : </text:span></text:p>
          <text:list>
            <text:list-item>
              <text:p text:style-name="P10"><text:span text:style-name="T2">Si le nombre saisi est inférieur à celui de l’ordinateur, afficher Plus grand.</text:span></text:p>
            </text:list-item>
            <text:list-item>
              <text:p text:style-name="P10"><text:span text:style-name="T2">Si le nombre saisi est supérieur à celui de l’ordinateur, afficher Plus petit.</text:span></text:p>
            </text:list-item>
            <text:list-item>
              <text:p text:style-name="P10"><text:span text:style-name="T2">Si le joueur a réussi à deviner le bon nombre, afficher Bravo !.</text:span></text:p>
            </text:list-item>
          </text:list>
        </text:list-item>
        <text:list-item>
          <text:p text:style-name="P9"><text:span text:style-name="T2">La partie continue jusqu’à ce que le joueur gagne ou épuise ses 10 tentatives.</text:span></text:p>
        </text:list-item>
      </text:list>
      <text:p text:style-name="P2"><text:span text:style-name="T2">Pour implémenter ce jeu :</text:span></text:p>
      <text:list xml:id="list7697541773227841532" text:style-name="WWNum1">
        <text:list-item>
          <text:p text:style-name="P12"><text:span text:style-name="T2">vous allez avoir besoin d’interagir avec l’utilisateur, et donc d’utiliser les mots-clés prompt et alert;</text:span></text:p>
        </text:list-item>
        <text:list-item>
          <text:p text:style-name="P14"><text:span text:style-name="T2">il est recommandé de commencer par écrire le code d’une seule itération (sans utiliser de boucle), et de le tester en donnant des valeurs arbitraires à vos variables, pour simuler chaque cas.</text:span></text:p>
        </text:list-item>
      </text:list>
      <text:p text:style-name="P2"><text:span text:style-name="T3">Exemple de déroulement d’une partie</text:span></text:p>
      <text:p text:style-name="P3"><text:span text:style-name="T2">Nombre saisi par le joueur : 10</text:span></text:p>
      <text:p text:style-name="P3"><text:span text:style-name="T2">Réponse de l'ordinateur : Plus grand</text:span></text:p>
      <text:p text:style-name="P3"><text:soft-page-break/><text:span text:style-name="T2">Nombre saisi par le joueur : 20</text:span></text:p>
      <text:p text:style-name="P3"><text:span text:style-name="T2">Réponse de l'ordinateur : Plus petit</text:span></text:p>
      <text:p text:style-name="P3"><text:span text:style-name="T2">Nombre saisi par le joueur : 16</text:span></text:p>
      <text:p text:style-name="P3"><text:span text:style-name="T2">Réponse de l'ordinateur : Bravo !</text:span></text:p>
      <text:p text:style-name="P2"><text:span text:style-name="T3">Comment obtenir un nombre aléatoire</text:span></text:p>
      <text:p text:style-name="P2"><text:span text:style-name="T2">Pour obtenir un nombre aléatoire entier entre 0 et 100 :</text:span></text:p>
      <text:p text:style-name="P3"><text:span text:style-name="T2">Math.round(Math.random() * 100)</text:span></text:p>
      <text:p text:style-name="P2"><text:span text:style-name="T2">Libre à vous de stocker cette valeur dans une variable, si vous avez besoin de la comparer à d’autres valeurs, par exemple.</text:span></text:p>
      <text:p text:style-name="Standard">1)</text:p>
      <text:p text:style-name="Standard">for ( let i=1 ; i&lt;=199 ; i++) {console.log ( i )}<text:line-break/>VM865:1 1<text:line-break/>VM865:1 2<text:line-break/>VM865:1 3<text:line-break/>VM865:1 4<text:line-break/>VM865:1 5<text:line-break/>VM865:1 6<text:line-break/>VM865:1 7<text:line-break/>VM865:1 8<text:line-break/>VM865:1 9<text:line-break/>VM865:1 10<text:line-break/>VM865:1 11<text:line-break/>VM865:1 12<text:line-break/>VM865:1 13<text:line-break/>VM865:1 14<text:line-break/>VM865:1 15<text:line-break/>VM865:1 16<text:line-break/>VM865:1 17<text:line-break/>VM865:1 18<text:line-break/>VM865:1 19<text:line-break/>VM865:1 20<text:line-break/>VM865:1 21<text:line-break/>VM865:1 22<text:line-break/>VM865:1 23<text:line-break/>VM865:1 24<text:line-break/>VM865:1 25<text:line-break/>VM865:1 26<text:line-break/>VM865:1 27<text:line-break/>VM865:1 28<text:line-break/>VM865:1 29<text:line-break/>VM865:1 30<text:line-break/>VM865:1 31<text:line-break/>VM865:1 32<text:line-break/><text:soft-page-break/>VM865:1 33<text:line-break/>VM865:1 34<text:line-break/>VM865:1 35<text:line-break/>VM865:1 36<text:line-break/>VM865:1 37<text:line-break/>VM865:1 38<text:line-break/>VM865:1 39<text:line-break/>VM865:1 40<text:line-break/>VM865:1 41<text:line-break/>VM865:1 42<text:line-break/>VM865:1 43<text:line-break/>VM865:1 44<text:line-break/>VM865:1 45<text:line-break/>VM865:1 46<text:line-break/>VM865:1 47<text:line-break/>VM865:1 48<text:line-break/>VM865:1 49<text:line-break/>VM865:1 50<text:line-break/>VM865:1 51<text:line-break/>VM865:1 52<text:line-break/>VM865:1 53<text:line-break/>VM865:1 54<text:line-break/>VM865:1 55<text:line-break/>VM865:1 56<text:line-break/>VM865:1 57<text:line-break/>VM865:1 58<text:line-break/>VM865:1 59<text:line-break/>VM865:1 60<text:line-break/>VM865:1 61<text:line-break/>VM865:1 62<text:line-break/>VM865:1 63<text:line-break/>VM865:1 64<text:line-break/>VM865:1 65<text:line-break/>VM865:1 66<text:line-break/>VM865:1 67<text:line-break/>VM865:1 68<text:line-break/>VM865:1 69<text:line-break/>VM865:1 70<text:line-break/>VM865:1 71<text:line-break/>VM865:1 72<text:line-break/>VM865:1 73<text:line-break/>VM865:1 74<text:line-break/>VM865:1 75<text:line-break/>VM865:1 76<text:line-break/>VM865:1 77<text:line-break/>VM865:1 78<text:line-break/>VM865:1 79<text:line-break/>VM865:1 80<text:line-break/><text:soft-page-break/>VM865:1 81<text:line-break/>VM865:1 82<text:line-break/>VM865:1 83<text:line-break/>VM865:1 84<text:line-break/>VM865:1 85<text:line-break/>VM865:1 86<text:line-break/>VM865:1 87<text:line-break/>VM865:1 88<text:line-break/>VM865:1 89<text:line-break/>VM865:1 90<text:line-break/>VM865:1 91<text:line-break/>VM865:1 92<text:line-break/>VM865:1 93<text:line-break/>VM865:1 94<text:line-break/>VM865:1 95<text:line-break/>VM865:1 96<text:line-break/>VM865:1 97<text:line-break/>VM865:1 98<text:line-break/>VM865:1 99<text:line-break/>VM865:1 100<text:line-break/>VM865:1 101<text:line-break/>VM865:1 102<text:line-break/>VM865:1 103<text:line-break/>VM865:1 104<text:line-break/>VM865:1 105<text:line-break/>VM865:1 106<text:line-break/>VM865:1 107<text:line-break/>VM865:1 108<text:line-break/>VM865:1 109<text:line-break/>VM865:1 110<text:line-break/>VM865:1 111<text:line-break/>VM865:1 112<text:line-break/>VM865:1 113<text:line-break/>VM865:1 114<text:line-break/>VM865:1 115<text:line-break/>VM865:1 116<text:line-break/>VM865:1 117<text:line-break/>VM865:1 118<text:line-break/>VM865:1 119<text:line-break/>VM865:1 120<text:line-break/>VM865:1 121<text:line-break/>VM865:1 122<text:line-break/>VM865:1 123<text:line-break/>VM865:1 124<text:line-break/>VM865:1 125<text:line-break/>VM865:1 126<text:line-break/>VM865:1 127<text:line-break/>VM865:1 128<text:line-break/><text:soft-page-break/>VM865:1 129<text:line-break/>VM865:1 130<text:line-break/>VM865:1 131<text:line-break/>VM865:1 132<text:line-break/>VM865:1 133<text:line-break/>VM865:1 134<text:line-break/>VM865:1 135<text:line-break/>VM865:1 136<text:line-break/>VM865:1 137<text:line-break/>VM865:1 138<text:line-break/>VM865:1 139<text:line-break/>VM865:1 140<text:line-break/>VM865:1 141<text:line-break/>VM865:1 142<text:line-break/>VM865:1 143<text:line-break/>VM865:1 144<text:line-break/>VM865:1 145<text:line-break/>VM865:1 146<text:line-break/>VM865:1 147<text:line-break/>VM865:1 148<text:line-break/>VM865:1 149<text:line-break/>VM865:1 150<text:line-break/>VM865:1 151<text:line-break/>VM865:1 152<text:line-break/>VM865:1 153<text:line-break/>VM865:1 154<text:line-break/>VM865:1 155<text:line-break/>VM865:1 156<text:line-break/>VM865:1 157<text:line-break/>VM865:1 158<text:line-break/>VM865:1 159<text:line-break/>VM865:1 160<text:line-break/>VM865:1 161<text:line-break/>VM865:1 162<text:line-break/>VM865:1 163<text:line-break/>VM865:1 164<text:line-break/>VM865:1 165<text:line-break/>VM865:1 166<text:line-break/>VM865:1 167<text:line-break/>VM865:1 168<text:line-break/>VM865:1 169<text:line-break/>VM865:1 170<text:line-break/>VM865:1 171<text:line-break/>VM865:1 172<text:line-break/>VM865:1 173<text:line-break/>VM865:1 174<text:line-break/>VM865:1 175<text:line-break/>VM865:1 176<text:line-break/><text:soft-page-break/>VM865:1 177<text:line-break/>VM865:1 178<text:line-break/>VM865:1 179<text:line-break/>VM865:1 180<text:line-break/>VM865:1 181<text:line-break/>VM865:1 182<text:line-break/>VM865:1 183<text:line-break/>VM865:1 184<text:line-break/>VM865:1 185<text:line-break/>VM865:1 186<text:line-break/>VM865:1 187<text:line-break/>VM865:1 188<text:line-break/>VM865:1 189<text:line-break/>VM865:1 190<text:line-break/>VM865:1 191<text:line-break/>VM865:1 192<text:line-break/>VM865:1 193<text:line-break/>VM865:1 194<text:line-break/>VM865:1 195<text:line-break/>VM865:1 196<text:line-break/>VM865:1 197<text:line-break/>VM865:1 198<text:line-break/>VM865:1 199</text:p>
      <text:p text:style-name="Standard"/>
      <text:p text:style-name="Standard">2}<text:line-break/><text:line-break/>function estMultipleDeTrois (i ) {return i%3===0;<text:line-break/> <text:s text:c="32"/>}<text:line-break/>undefined<text:line-break/><text:line-break/>function estMultipleDeCinq ( i ) {return i%5===0;<text:line-break/> <text:s text:c="32"/>}<text:line-break/>undefined<text:line-break/><text:line-break/>estMultipleDeCinq (5)<text:line-break/>true<text:line-break/>estMultipleDeCinq(6)<text:line-break/>false</text:p>
      <text:p text:style-name="Standard"/>
      <text:p text:style-name="Standard">3}</text:p>
      <text:p text:style-name="Standard">1<text:line-break/>index.js:5 2<text:line-break/>index.js:3 Fizz<text:line-break/>index.js:5 4<text:line-break/>index.js:4 Buzz<text:line-break/><text:soft-page-break/>index.js:3 Fizz<text:line-break/>index.js:5 7<text:line-break/>index.js:5 8<text:line-break/>index.js:3 Fizz<text:line-break/>index.js:4 Buzz<text:line-break/>index.js:5 11<text:line-break/>index.js:3 Fizz<text:line-break/>index.js:5 13<text:line-break/>index.js:5 14<text:line-break/>index.js:2 FizzBuzz<text:line-break/>index.js:5 16<text:line-break/>index.js:5 17<text:line-break/>index.js:3 Fizz<text:line-break/>index.js:5 19<text:line-break/>index.js:4 Buzz<text:line-break/>index.js:3 Fizz<text:line-break/>index.js:5 22<text:line-break/>index.js:5 23<text:line-break/>index.js:3 Fizz<text:line-break/>index.js:4 Buzz<text:line-break/>index.js:5 26<text:line-break/>index.js:3 Fizz<text:line-break/>index.js:5 28<text:line-break/>index.js:5 29<text:line-break/>index.js:2 FizzBuzz<text:line-break/>index.js:5 31<text:line-break/>index.js:5 32<text:line-break/>index.js:3 Fizz<text:line-break/>index.js:5 34<text:line-break/>index.js:4 Buzz<text:line-break/>index.js:3 Fizz<text:line-break/>index.js:5 37<text:line-break/>index.js:5 38<text:line-break/>index.js:3 Fizz<text:line-break/>index.js:4 Buzz<text:line-break/>index.js:5 41<text:line-break/>index.js:3 Fizz<text:line-break/>index.js:5 43<text:line-break/>index.js:5 44<text:line-break/>index.js:2 FizzBuzz<text:line-break/>index.js:5 46<text:line-break/>index.js:5 47<text:line-break/>index.js:3 Fizz<text:line-break/>index.js:5 49<text:line-break/>index.js:4 Buzz<text:line-break/>index.js:3 Fizz<text:line-break/>index.js:5 52<text:line-break/>index.js:5 53<text:line-break/><text:soft-page-break/>index.js:3 Fizz<text:line-break/>index.js:4 Buzz<text:line-break/>index.js:5 56<text:line-break/>index.js:3 Fizz<text:line-break/>index.js:5 58<text:line-break/>index.js:5 59<text:line-break/>index.js:2 FizzBuzz<text:line-break/>index.js:5 61<text:line-break/>index.js:5 62<text:line-break/>index.js:3 Fizz<text:line-break/>index.js:5 64<text:line-break/>index.js:4 Buzz<text:line-break/>index.js:3 Fizz<text:line-break/>index.js:5 67<text:line-break/>index.js:5 68<text:line-break/>index.js:3 Fizz<text:line-break/>index.js:4 Buzz<text:line-break/>index.js:5 71<text:line-break/>index.js:3 Fizz<text:line-break/>index.js:5 73<text:line-break/>index.js:5 74<text:line-break/>index.js:2 FizzBuzz<text:line-break/>index.js:5 76<text:line-break/>index.js:5 77<text:line-break/>index.js:3 Fizz<text:line-break/>index.js:5 79<text:line-break/>index.js:4 Buzz<text:line-break/>index.js:3 Fizz<text:line-break/>index.js:5 82<text:line-break/>index.js:5 83<text:line-break/>index.js:3 Fizz<text:line-break/>index.js:4 Buzz<text:line-break/>index.js:5 86<text:line-break/>index.js:3 Fizz<text:line-break/>index.js:5 88<text:line-break/>index.js:5 89<text:line-break/>index.js:2 FizzBuzz<text:line-break/>index.js:5 91<text:line-break/>index.js:5 92<text:line-break/>index.js:3 Fizz<text:line-break/>index.js:5 94<text:line-break/>index.js:4 Buzz<text:line-break/>index.js:3 Fizz<text:line-break/>index.js:5 97<text:line-break/>index.js:5 98<text:line-break/>index.js:3 Fizz<text:line-break/>index.js:4 Buzz<text:line-break/>index.js:5 101<text:line-break/><text:soft-page-break/>index.js:3 Fizz<text:line-break/>index.js:5 103<text:line-break/>index.js:5 104<text:line-break/>index.js:2 FizzBuzz<text:line-break/>index.js:5 106<text:line-break/>index.js:5 107<text:line-break/>index.js:3 Fizz<text:line-break/>index.js:5 109<text:line-break/>index.js:4 Buzz<text:line-break/>index.js:3 Fizz<text:line-break/>index.js:5 112<text:line-break/>index.js:5 113<text:line-break/>index.js:3 Fizz<text:line-break/>index.js:4 Buzz<text:line-break/>index.js:5 116<text:line-break/>index.js:3 Fizz<text:line-break/>index.js:5 118<text:line-break/>index.js:5 119<text:line-break/>index.js:2 FizzBuzz<text:line-break/>index.js:5 121<text:line-break/>index.js:5 122<text:line-break/>index.js:3 Fizz<text:line-break/>index.js:5 124<text:line-break/>index.js:4 Buzz<text:line-break/>index.js:3 Fizz<text:line-break/>index.js:5 127<text:line-break/>index.js:5 128<text:line-break/>index.js:3 Fizz<text:line-break/>index.js:4 Buzz<text:line-break/>index.js:5 131<text:line-break/>index.js:3 Fizz<text:line-break/>index.js:5 133<text:line-break/>index.js:5 134<text:line-break/>index.js:2 FizzBuzz<text:line-break/>index.js:5 136<text:line-break/>index.js:5 137<text:line-break/>index.js:3 Fizz<text:line-break/>index.js:5 139<text:line-break/>index.js:4 Buzz<text:line-break/>index.js:3 Fizz<text:line-break/>index.js:5 142<text:line-break/>index.js:5 143<text:line-break/>index.js:3 Fizz<text:line-break/>index.js:4 Buzz<text:line-break/>index.js:5 146<text:line-break/>index.js:3 Fizz<text:line-break/>index.js:5 148<text:line-break/>index.js:5 149<text:line-break/><text:soft-page-break/>index.js:2 FizzBuzz<text:line-break/>index.js:5 151<text:line-break/>index.js:5 152<text:line-break/>index.js:3 Fizz<text:line-break/>index.js:5 154<text:line-break/>index.js:4 Buzz<text:line-break/>index.js:3 Fizz<text:line-break/>index.js:5 157<text:line-break/>index.js:5 158<text:line-break/>index.js:3 Fizz<text:line-break/>index.js:4 Buzz<text:line-break/>index.js:5 161<text:line-break/>index.js:3 Fizz<text:line-break/>index.js:5 163<text:line-break/>index.js:5 164<text:line-break/>index.js:2 FizzBuzz<text:line-break/>index.js:5 166<text:line-break/>index.js:5 167<text:line-break/>index.js:3 Fizz<text:line-break/>index.js:5 169<text:line-break/>index.js:4 Buzz<text:line-break/>index.js:3 Fizz<text:line-break/>index.js:5 172<text:line-break/>index.js:5 173<text:line-break/>index.js:3 Fizz<text:line-break/>index.js:4 Buzz<text:line-break/>index.js:5 176<text:line-break/>index.js:3 Fizz<text:line-break/>index.js:5 178<text:line-break/>index.js:5 179<text:line-break/>index.js:2 FizzBuzz<text:line-break/>index.js:5 181<text:line-break/>index.js:5 182<text:line-break/>index.js:3 Fizz<text:line-break/>index.js:5 184<text:line-break/>index.js:4 Buzz<text:line-break/>index.js:3 Fizz<text:line-break/>index.js:5 187<text:line-break/>index.js:5 188<text:line-break/>index.js:3 Fizz<text:line-break/>index.js:4 Buzz<text:line-break/>index.js:5 191<text:line-break/>index.js:3 Fizz<text:line-break/>index.js:5 193<text:line-break/>index.js:5 194<text:line-break/>index.js:2 FizzBuzz<text:line-break/>index.js:5 196<text:line-break/>index.js:5 197<text:line-break/><text:soft-page-break/>index.js:3 Fizz<text:line-break/>index.js:5 199<text:line-break/>index.html:39 Live reload en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2" style:font-size-asian="10pt" style:font-name-complex="Courier New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18T16:39:31.78</dc:date>
    <meta:generator>OpenOffice/4.1.14$Win32 OpenOffice.org_project/4114m1$Build-9811</meta:generator>
    <meta:document-statistic meta:table-count="0" meta:image-count="0" meta:object-count="0" meta:page-count="12" meta:paragraph-count="77" meta:word-count="1406" meta:character-count="8945"/>
    <meta:editing-duration>PT1H46M27S</meta:editing-duration>
    <meta:editing-cycles>1</meta:editing-cycles>
  </office:meta>
</office:document-meta>
</file>